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7a02d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officeooo:rsid="000f7d57" officeooo:paragraph-rsid="0007a02d"/>
    </style:style>
    <style:style style:name="P3" style:family="paragraph" style:parent-style-name="Standard" style:list-style-name="L1">
      <style:text-properties officeooo:rsid="000a692c" officeooo:paragraph-rsid="0007a02d"/>
    </style:style>
    <style:style style:name="P4" style:family="paragraph" style:parent-style-name="Standard">
      <style:text-properties officeooo:rsid="000a692c" officeooo:paragraph-rsid="0007a02d"/>
    </style:style>
    <style:style style:name="P5" style:family="paragraph" style:parent-style-name="Standard" style:list-style-name="L1">
      <style:text-properties officeooo:rsid="0015ae8e" officeooo:paragraph-rsid="0007a02d"/>
    </style:style>
    <style:style style:name="P6" style:family="paragraph" style:parent-style-name="Standard">
      <style:text-properties officeooo:rsid="0015ae8e" officeooo:paragraph-rsid="0007a02d"/>
    </style:style>
    <style:style style:name="P7" style:family="paragraph" style:parent-style-name="Standard">
      <style:text-properties style:text-underline-style="solid" style:text-underline-width="auto" style:text-underline-color="font-color" officeooo:rsid="0015ae8e" officeooo:paragraph-rsid="0007a02d"/>
    </style:style>
    <style:style style:name="P8" style:family="paragraph" style:parent-style-name="Standard">
      <style:text-properties style:text-underline-style="solid" style:text-underline-width="auto" style:text-underline-color="font-color" officeooo:rsid="00058155" officeooo:paragraph-rsid="0007a02d"/>
    </style:style>
    <style:style style:name="P9" style:family="paragraph" style:parent-style-name="Standard">
      <style:text-properties officeooo:paragraph-rsid="0007a02d"/>
    </style:style>
    <style:style style:name="T1" style:family="text">
      <style:text-properties officeooo:rsid="0006e73b"/>
    </style:style>
    <style:style style:name="T2" style:family="text">
      <style:text-properties officeooo:rsid="000a692c"/>
    </style:style>
    <style:style style:name="T3" style:family="text">
      <style:text-properties officeooo:rsid="0007a02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1<text:span text:style-name="T3">5</text:span> : <text:span text:style-name="T3">INTERMEDIATE CODE GENERATION</text:span></text:p>
      <text:list xml:id="list3999895135" text:style-name="L1">
        <text:list-item>
          <text:p text:style-name="P2">Start</text:p>
        </text:list-item>
        <text:list-item>
          <text:p text:style-name="P2"><text:span text:style-name="T2">Given</text:span> <text:span text:style-name="T2">Grammar</text:span></text:p>
          <text:p text:style-name="P2">E -&gt; T E' </text:p>
          <text:p text:style-name="P2">E' -&gt; + T E' | ε </text:p>
          <text:p text:style-name="P2">T -&gt; F T' </text:p>
          <text:p text:style-name="P2">T' -&gt; * F T' | ε </text:p>
          <text:p text:style-name="P2">F -&gt; id | ( E ) </text:p>
        </text:list-item>
        <text:list-item>
          <text:p text:style-name="P3">input[100] , i = 0 , error = 0 </text:p>
        </text:list-item>
        <text:list-item>
          <text:p text:style-name="P3">E()</text:p>
        </text:list-item>
        <text:list-item>
          <text:p text:style-name="P3">if ( strlen(input) = i &amp; error = 0 ) then</text:p>
          <text:list>
            <text:list-item>
              <text:p text:style-name="P3">print “Accepted”</text:p>
            </text:list-item>
          </text:list>
        </text:list-item>
        <text:list-item>
          <text:p text:style-name="P3">else</text:p>
          <text:list>
            <text:list-item>
              <text:p text:style-name="P3">print “Rejected”</text:p>
            </text:list-item>
          </text:list>
        </text:list-item>
      </text:list>
      <text:p text:style-name="P4"/>
      <text:list xml:id="list233643498897602" text:continue-numbering="true" text:style-name="L1">
        <text:list-item>
          <text:p text:style-name="P3">void E()</text:p>
          <text:list>
            <text:list-header>
              <text:p text:style-name="P3">T()</text:p>
              <text:p text:style-name="P3">E_dash()</text:p>
              <text:p text:style-name="P3"/>
            </text:list-header>
          </text:list>
        </text:list-item>
        <text:list-item>
          <text:p text:style-name="P3">void E_dash()</text:p>
          <text:list>
            <text:list-item>
              <text:p text:style-name="P3">if ( input[i] = + ) then</text:p>
              <text:list>
                <text:list-header>
                  <text:p text:style-name="P3">i++</text:p>
                  <text:p text:style-name="P3">T()</text:p>
                  <text:p text:style-name="P3">E_dash()</text:p>
                  <text:p text:style-name="P3"/>
                </text:list-header>
              </text:list>
            </text:list-item>
          </text:list>
        </text:list-item>
        <text:list-item>
          <text:p text:style-name="P3">void T()</text:p>
          <text:list>
            <text:list-header>
              <text:p text:style-name="P3">F()</text:p>
              <text:p text:style-name="P3">T_dash()</text:p>
              <text:p text:style-name="P3"/>
            </text:list-header>
          </text:list>
        </text:list-item>
        <text:list-item>
          <text:p text:style-name="P3">void T_dash()</text:p>
          <text:list>
            <text:list-item>
              <text:p text:style-name="P3">if ( input[i] = * ) then </text:p>
              <text:list>
                <text:list-header>
                  <text:p text:style-name="P3">i++</text:p>
                  <text:p text:style-name="P3">F()</text:p>
                  <text:p text:style-name="P3">T_dash()</text:p>
                  <text:p text:style-name="P3"/>
                </text:list-header>
              </text:list>
            </text:list-item>
          </text:list>
        </text:list-item>
        <text:list-item>
          <text:p text:style-name="P3">void F()</text:p>
          <text:list>
            <text:list-item>
              <text:p text:style-name="P3">if ( isalnum( input[i] ) ) then </text:p>
              <text:list>
                <text:list-header>
                  <text:p text:style-name="P3">i++</text:p>
                </text:list-header>
              </text:list>
            </text:list-item>
            <text:list-item>
              <text:p text:style-name="P3">else if ( input[i] = ( ) then</text:p>
              <text:list>
                <text:list-header>
                  <text:p text:style-name="P3">i++</text:p>
                  <text:p text:style-name="P3">E()</text:p>
                  <text:p text:style-name="P3">if ( input[i] = ) ) then</text:p>
                  <text:list>
                    <text:list-header>
                      <text:p text:style-name="P3">i++</text:p>
                    </text:list-header>
                  </text:list>
                  <text:p text:style-name="P3">else</text:p>
                  <text:list text:continue-numbering="true">
                    <text:list-header>
                      <text:p text:style-name="P3">error = 1</text:p>
                    </text:list-header>
                  </text:list>
                </text:list-header>
              </text:list>
            </text:list-item>
            <text:list-item>
              <text:p text:style-name="P3">else </text:p>
              <text:list>
                <text:list-header>
                  <text:p text:style-name="P3">error = 1</text:p>
                </text:list-header>
              </text:list>
            </text:list-item>
          </text:list>
        </text:list-item>
      </text:list>
      <text:p text:style-name="P4"/>
      <text:list xml:id="list233642841539736" text:continue-numbering="true" text:style-name="L1">
        <text:list-item>
          <text:p text:style-name="P5">Stop</text:p>
        </text:list-item>
      </text:list>
      <text:p text:style-name="P6"/>
      <text:p text:style-name="P9"/>
      <text:p text:style-name="P7"/>
      <text:p text:style-name="P7"><text:soft-page-break/><text:span text:style-name="T2">Recursive Descent Parser for a given Grammar</text:span> ( C )</text:p>
      <text:p text:style-name="P9">#include&lt;stdio.h&gt;</text:p>
      <text:p text:style-name="P9">#include&lt;string.h&gt;</text:p>
      <text:p text:style-name="P9">#include&lt;ctype.h&gt;</text:p>
      <text:p text:style-name="P9"/>
      <text:p text:style-name="P9">char input[100];</text:p>
      <text:p text:style-name="P9">int i, error;</text:p>
      <text:p text:style-name="P9">void E();</text:p>
      <text:p text:style-name="P9">void T();</text:p>
      <text:p text:style-name="P9">void E_dash();</text:p>
      <text:p text:style-name="P9">void T_dash();</text:p>
      <text:p text:style-name="P9">void F();</text:p>
      <text:p text:style-name="P9"/>
      <text:p text:style-name="P9">int main(){</text:p>
      <text:p text:style-name="P9"><text:s text:c="4"/>i = 0;</text:p>
      <text:p text:style-name="P9"><text:s text:c="4"/>error = 0;</text:p>
      <text:p text:style-name="P9"><text:s text:c="4"/>printf("The Grammar implemented in this code\n E -&gt; T E' \n E' -&gt; + T E' | ε \n T -&gt; F T' \n T' -&gt; * F T' | ε \n F -&gt; id | ( E ) \n");</text:p>
      <text:p text:style-name="P9"><text:s text:c="4"/>printf("Enter an arithmetic expression (either use numbers or single alphabets) : ");</text:p>
      <text:p text:style-name="P9"><text:s text:c="4"/>gets(input);</text:p>
      <text:p text:style-name="P9"/>
      <text:p text:style-name="P9"><text:s text:c="4"/>E(); //first call the starting symbol</text:p>
      <text:p text:style-name="P9"><text:s text:c="4"/>if(strlen(input) == i &amp;&amp; error == 0){</text:p>
      <text:p text:style-name="P9"><text:s text:c="8"/>printf("Accepted\n");</text:p>
      <text:p text:style-name="P9"><text:s text:c="4"/>}else{</text:p>
      <text:p text:style-name="P9"><text:s text:c="8"/>printf("Rejected\n");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9">void E(){</text:p>
      <text:p text:style-name="P9"><text:s text:c="4"/>// E -&gt; T E'</text:p>
      <text:p text:style-name="P9"><text:s text:c="4"/>T();</text:p>
      <text:p text:style-name="P9"><text:s text:c="4"/>E_dash();</text:p>
      <text:p text:style-name="P9">}</text:p>
      <text:p text:style-name="P9"/>
      <text:p text:style-name="P9">void E_dash(){</text:p>
      <text:p text:style-name="P9"><text:s text:c="4"/>// E' -&gt; + T E'</text:p>
      <text:p text:style-name="P9"><text:s text:c="4"/>if (input[i] == '+'){</text:p>
      <text:p text:style-name="P9"><text:s text:c="8"/>i++;</text:p>
      <text:p text:style-name="P9"><text:s text:c="8"/>T();</text:p>
      <text:p text:style-name="P9"><text:s text:c="8"/>E_dash();</text:p>
      <text:p text:style-name="P9"><text:s text:c="4"/>}</text:p>
      <text:p text:style-name="P9">}</text:p>
      <text:p text:style-name="P9"/>
      <text:p text:style-name="P9">void T(){</text:p>
      <text:p text:style-name="P9"><text:s text:c="4"/>// T -&gt; F T'</text:p>
      <text:p text:style-name="P9"><text:s text:c="4"/>F();</text:p>
      <text:p text:style-name="P9"><text:s text:c="4"/>T_dash();</text:p>
      <text:p text:style-name="P9">}</text:p>
      <text:p text:style-name="P9"/>
      <text:p text:style-name="P9"><text:soft-page-break/>void T_dash(){</text:p>
      <text:p text:style-name="P9"><text:s text:c="4"/>// T' -&gt; * F T'</text:p>
      <text:p text:style-name="P9"><text:s text:c="4"/>if(input[i] == '*'){</text:p>
      <text:p text:style-name="P9"><text:s text:c="8"/>i++;</text:p>
      <text:p text:style-name="P9"><text:s text:c="8"/>F();</text:p>
      <text:p text:style-name="P9"><text:s text:c="8"/>T_dash();</text:p>
      <text:p text:style-name="P9"><text:s text:c="4"/>}</text:p>
      <text:p text:style-name="P9">}</text:p>
      <text:p text:style-name="P9"/>
      <text:p text:style-name="P9">void F(){</text:p>
      <text:p text:style-name="P9"><text:s text:c="4"/>if(isalnum(input[i])){</text:p>
      <text:p text:style-name="P9"><text:s text:c="8"/>// F -&gt; id </text:p>
      <text:p text:style-name="P9"><text:s text:c="8"/>// Here id can be alpha-numeric</text:p>
      <text:p text:style-name="P9"><text:s text:c="8"/>i++;</text:p>
      <text:p text:style-name="P9"><text:s text:c="4"/>}else if(input[i] == '('){</text:p>
      <text:p text:style-name="P9"><text:s text:c="8"/>// F -&gt; ( E )</text:p>
      <text:p text:style-name="P9"><text:s text:c="8"/>i++;</text:p>
      <text:p text:style-name="P9"><text:s text:c="8"/>E();</text:p>
      <text:p text:style-name="P9"><text:s text:c="8"/>if(input[i] == ')'){</text:p>
      <text:p text:style-name="P9"><text:s text:c="12"/>i++;</text:p>
      <text:p text:style-name="P9"><text:s text:c="8"/>}else{</text:p>
      <text:p text:style-name="P9"><text:s text:c="12"/>error = 1;</text:p>
      <text:p text:style-name="P9"><text:s text:c="8"/>}</text:p>
      <text:p text:style-name="P9"><text:s text:c="4"/>}else{</text:p>
      <text:p text:style-name="P9"><text:s text:c="8"/>error = 1;</text:p>
      <text:p text:style-name="P9"><text:s text:c="4"/>}</text:p>
      <text:p text:style-name="P9">}</text:p>
      <text:p text:style-name="P9"/>
      <text:p text:style-name="P8">output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34:28.525750208</meta:creation-date>
    <dc:date>2023-12-13T23:36:42.572781523</dc:date>
    <meta:editing-duration>PT2M14S</meta:editing-duration>
    <meta:editing-cycles>1</meta:editing-cycles>
    <meta:document-statistic meta:table-count="0" meta:image-count="0" meta:object-count="0" meta:page-count="3" meta:paragraph-count="113" meta:word-count="355" meta:character-count="1798" meta:non-whitespace-character-count="1293"/>
    <meta:generator>LibreOffice/7.3.7.2$Linux_X86_64 LibreOffice_project/30$Build-2</meta:generator>
  </office:meta>
</office:document-meta>
</file>